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 #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adapt delta</text:p>
          </table:table-cell>
          <table:table-cell office:value-type="string" calcext:value-type="string">
            <text:p>max treedepth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wo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N(0,2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(3,0,10)</text:p>
          </table:table-cell>
          <table:table-cell office:value-type="float" office:value="3000" calcext:value-type="float">
            <text:p>3000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N(0,20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N(0,5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(2,0,10)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(3,300,50)</text:p>
          </table:table-cell>
          <table:table-cell office:value-type="string" calcext:value-type="string">
            <text:p>St(3,0,50)</text:p>
          </table:table-cell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0)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4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table:number-columns-repeated="2" office:value-type="string" calcext:value-type="string">
            <text:p>St(1,0,1)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string" calcext:value-type="string">
            <text:p>St(1,0,80)</text:p>
          </table:table-cell>
          <table:table-cell office:value-type="string" calcext:value-type="string">
            <text:p>St(1,0,18)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40)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40)</text:p>
          </table:table-cell>
          <table:table-cell office:value-type="string" calcext:value-type="string">
            <text:p>St(1,0,40)</text:p>
          </table:table-cell>
          <table:table-cell office:value-type="string" calcext:value-type="string">
            <text:p>St(1,0,9)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0)</text:p>
          </table:table-cell>
          <table:table-cell office:value-type="string" calcext:value-type="string">
            <text:p>St(3,0,80)</text:p>
          </table:table-cell>
          <table:table-cell office:value-type="string" calcext:value-type="string">
            <text:p>St(3,0,18)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40)</text:p>
          </table:table-cell>
          <table:table-cell office:value-type="string" calcext:value-type="string">
            <text:p>St(3,0,80)</text:p>
          </table:table-cell>
          <table:table-cell office:value-type="string" calcext:value-type="string">
            <text:p>St(3,0,18)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string" calcext:value-type="string">
            <text:p>St(1,0,20)</text:p>
          </table:table-cell>
          <table:table-cell office:value-type="string" calcext:value-type="string">
            <text:p>St(1,0,18)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(2,0,10)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4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50)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2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00,2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(3,300,50)</text:p>
          </table:table-cell>
          <table:table-cell office:value-type="string" calcext:value-type="string">
            <text:p>St(3,0,20)</text:p>
          </table:table-cell>
          <table:table-cell office:value-type="string" calcext:value-type="string">
            <text:p>St(3,0,10)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(3,300,50)</text:p>
          </table:table-cell>
          <table:table-cell office:value-type="string" calcext:value-type="string">
            <text:p>St(3,0,20)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xed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drop sorrento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drop sorrento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drop PRT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drop all obs from orchards observed only on 1 day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drop all 1 days obs and extre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(3,335,3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(335,85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(3,300,2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(2,300,2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(1,300,2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(300,0.5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(300,20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13:26:58.465999862</meta:creation-date>
    <dc:date>2021-06-25T16:42:38.279009824</dc:date>
    <meta:editing-duration>P1DT41M48S</meta:editing-duration>
    <meta:editing-cycles>7</meta:editing-cycles>
    <meta:generator>LibreOffice/6.0.7.3$Linux_X86_64 LibreOffice_project/00m0$Build-3</meta:generator>
    <meta:document-statistic meta:table-count="1" meta:cell-count="276" meta:object-count="0"/>
  </office:meta>
</office:document-meta>
</file>